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tyles.xml"/>
  <manifest:file-entry manifest:media-type="image/png" manifest:full-path="Pictures/100000000000001400000024BAE039AB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80" svg:stroke-opacity="25%" draw:fill="solid" draw:fill-color="#000080" draw:opacity="25%" draw:textarea-horizontal-align="justify" draw:textarea-vertical-align="middle" draw:auto-grow-height="false" draw:shadow-opacity="25%"/>
    </style:style>
    <style:style style:name="gr2" style:family="graphic" style:parent-style-name="standard">
      <style:graphic-properties svg:stroke-color="#800000" svg:stroke-opacity="25%" draw:fill="solid" draw:fill-color="#800000" draw:opacity="25%" draw:textarea-horizontal-align="justify" draw:textarea-vertical-align="middle" draw:auto-grow-height="false" draw:shadow-opacity="25%"/>
    </style:style>
    <style:style style:name="gr3" style:family="graphic" style:parent-style-name="standard">
      <style:graphic-properties svg:stroke-color="#008000" svg:stroke-opacity="25%" draw:fill="solid" draw:fill-color="#008000" draw:opacity="25%" draw:textarea-horizontal-align="justify" draw:textarea-vertical-align="middle" draw:auto-grow-height="false" draw:shadow-opacity="25%"/>
    </style:style>
    <style:style style:name="gr4" style:family="graphic" style:parent-style-name="standard">
      <style:graphic-properties draw:stroke-dash="Ultrafine_20_Dashed" svg:stroke-width="0.025cm" svg:stroke-color="#000000" draw:marker-start="" draw:marker-start-width="0.237cm" draw:marker-end="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="Arrowheads_20_1" draw:marker-start-width="0.237cm" draw:marker-end="Arrowheads_20_1" draw:marker-end-width="0.23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dash" draw:stroke-dash="Ultrafine_20_Dashed" svg:stroke-width="0.025cm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width="0.025cm" draw:marker-start-width="0.237cm" draw:marker-end-width="0.23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5cm" svg:stroke-color="#000000" draw:marker-start="Arrowheads_20_1" draw:marker-start-width="0.237cm" draw:marker-end="Arrowheads_20_1" draw:marker-end-width="0.237cm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.413cm" svg:height="2.286cm" svg:x="2.929cm" svg:y="1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86cm" svg:height="2.286cm" svg:x="5.342cm" svg:y="1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2.286cm" svg:x="0.643cm" svg:y="1.8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2.286cm" draw:transform="rotate (-1.5707963267949) translate (2.927cm 1.0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1" draw:layer="layout" svg:x1="7.753cm" svg:y1="2.974cm" svg:x2="0.641cm" svg:y2="2.974cm">
          <text:p/>
        </draw:line>
        <draw:line draw:style-name="gr6" draw:text-style-name="P1" draw:layer="layout" svg:x1="5.34cm" svg:y1="1.831cm" svg:x2="5.34cm" svg:y2="4.117cm">
          <text:p/>
        </draw:line>
        <draw:line draw:style-name="gr6" draw:text-style-name="P1" draw:layer="layout" svg:x1="2.927cm" svg:y1="1.831cm" svg:x2="2.927cm" svg:y2="4.117cm">
          <text:p/>
        </draw:line>
        <draw:custom-shape draw:style-name="gr4" draw:text-style-name="P1" draw:layer="layout" svg:width="0.635cm" svg:height="2.286cm" draw:transform="rotate (-1.5707963267949) translate (7.626cm 1.0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0.732cm" svg:height="1.003cm" svg:x="6.123cm" svg:y="0.02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0.163cm" svg:height="0.338cm" svg:x="6.546cm" svg:y="0.076cm">
          <draw:image xlink:href="Pictures/100000000000001400000024BAE039AB.png" xlink:type="simple" xlink:show="embed" xlink:actuate="onLoad">
            <text:p/>
          </draw:image>
        </draw:frame>
        <draw:frame draw:style-name="gr7" draw:layer="layout" svg:width="0.732cm" svg:height="1.003cm" svg:x="1.422cm" svg:y="0.0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" draw:layer="layout" svg:width="0.163cm" svg:height="0.338cm" svg:x="1.848cm" svg:y="0.07cm">
          <draw:image xlink:href="Pictures/100000000000001400000024BAE039AB.png" xlink:type="simple" xlink:show="embed" xlink:actuate="onLoad">
            <text:p/>
          </draw:image>
        </draw:frame>
        <draw:frame draw:style-name="gr7" draw:layer="layout" svg:width="0.552cm" svg:height="0.53cm" svg:x="0.21cm" svg:y="2.51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552cm" svg:height="0.53cm" svg:x="7.62cm" svg:y="2.5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9" draw:text-style-name="P1" draw:layer="layout" svg:width="0.509cm" svg:height="0.509cm" draw:transform="rotate (-1.5707963267949) translate (6.83cm 2.7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509cm" svg:height="0.509cm" draw:transform="rotate (-1.5707963267949) translate (4.37cm 2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9cm" svg:height="0.509cm" draw:transform="rotate (-1.5707963267949) translate (2.155cm 2.7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502cm" svg:height="0.962cm" svg:x="1.913cm" svg:y="2.974cm">
          <draw:text-box>
            <text:p/>
          </draw:text-box>
        </draw:frame>
        <draw:frame draw:style-name="gr11" draw:text-style-name="P2" draw:layer="layout" svg:width="0.786cm" svg:height="0.725cm" svg:x="1.508cm" svg:y="2.599cm">
          <draw:text-box>
            <text:p text:style-name="P2"><text:span text:style-name="T1">A</text:span></text:p>
          </draw:text-box>
        </draw:frame>
        <draw:frame draw:style-name="gr11" draw:text-style-name="P2" draw:layer="layout" svg:width="0.786cm" svg:height="0.725cm" svg:x="3.736cm" svg:y="2.622cm">
          <draw:text-box>
            <text:p text:style-name="P2"><text:span text:style-name="T1">B</text:span></text:p>
          </draw:text-box>
        </draw:frame>
        <draw:frame draw:style-name="gr11" draw:text-style-name="P2" draw:layer="layout" svg:width="0.807cm" svg:height="0.725cm" svg:x="6.169cm" svg:y="2.617cm">
          <draw:text-box>
            <text:p text:style-name="P2"><text:span text:style-name="T1">C</text:span></text:p>
          </draw:text-box>
        </draw:frame>
        <draw:frame draw:style-name="gr7" draw:layer="layout" svg:width="2.18cm" svg:height="0.543cm" svg:x="0.622cm" svg:y="3.44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2.193cm" svg:height="0.543cm" svg:x="3.105cm" svg:y="3.40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2.201cm" svg:height="0.543cm" svg:x="5.469cm" svg:y="3.4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0.732cm" svg:height="1.003cm" svg:x="1.422cm" svg:y="0.02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1" draw:layer="layout" svg:width="0.163cm" svg:height="0.338cm" svg:x="1.848cm" svg:y="0.071cm">
          <draw:image xlink:href="Pictures/100000000000001400000024BAE039AB.png" xlink:type="simple" xlink:show="embed" xlink:actuate="onLoad">
            <text:p/>
          </draw:image>
        </draw:frame>
        <draw:custom-shape draw:style-name="gr4" draw:text-style-name="P1" draw:layer="layout" svg:width="0.635cm" svg:height="2.286cm" draw:transform="rotate (-1.5707963267949) translate (5.277cm 1.03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1.53cm" svg:height="0.509cm" svg:x="3.423cm" svg:y="0.3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1" draw:layer="layout" svg:width="0.163cm" svg:height="0.338cm" svg:x="4.663cm" svg:y="0.455cm">
          <draw:image xlink:href="Pictures/100000000000001400000024BAE039AB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82cm" fo:page-height="4.1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Miller</meta:initial-creator>
    <meta:creation-date>2012-03-14T09:59:36</meta:creation-date>
    <dc:date>2012-03-27T18:33:39</dc:date>
    <dc:creator>Bob Miller</dc:creator>
    <meta:editing-duration>P6DT6H29M12S</meta:editing-duration>
    <meta:editing-cycles>10</meta:editing-cycles>
    <meta:generator>LibreOffice/3.4$Unix LibreOffice_project/340m1$Build-302</meta:generator>
    <meta:document-statistic meta:object-count="29"/>
  </office:meta>
</office:document-meta>
</file>

<file path=Object 1/content.xml><?xml version="1.0" encoding="utf-8"?>
<math xmlns="http://www.w3.org/1998/Math/MathML">
  <semantics>
    <mrow>
      <mfrac>
        <mrow>
          <mi>k</mi>
          <mi>l</mi>
        </mrow>
        <mrow>
          <mn>2</mn>
        </mrow>
      </mfrac>
    </mrow>
    <annotation encoding="StarMath 5.0">{k l} over {2} </annotation>
  </semantics>
</math>
</file>

<file path=Object 10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i>k</mi>
          </mrow>
        </mrow>
        <mo stretchy="false">)</mo>
      </mrow>
      <mi>l</mi>
    </mrow>
    <annotation encoding="StarMath 5.0">
(1 - k)l</annotation>
  </semantics>
</math>
</file>

<file path=Object 2/content.xml><?xml version="1.0" encoding="utf-8"?>
<math xmlns="http://www.w3.org/1998/Math/MathML">
  <semantics>
    <mrow>
      <mfrac>
        <mrow>
          <mi>k</mi>
          <mi>l</mi>
        </mrow>
        <mrow>
          <mn>2</mn>
        </mrow>
      </mfrac>
    </mrow>
    <annotation encoding="StarMath 5.0">{k l} over {2} </annotation>
  </semantics>
</math>
</file>

<file path=Object 3/content.xml><?xml version="1.0" encoding="utf-8"?>
<math xmlns="http://www.w3.org/1998/Math/MathML">
  <semantics>
    <mrow>
      <msub>
        <mi>v</mi>
        <mn>1</mn>
      </msub>
    </mrow>
    <annotation encoding="StarMath 5.0">v_1</annotation>
  </semantics>
</math>
</file>

<file path=Object 4/content.xml><?xml version="1.0" encoding="utf-8"?>
<math xmlns="http://www.w3.org/1998/Math/MathML">
  <semantics>
    <mrow>
      <msub>
        <mi>v</mi>
        <mn>2</mn>
      </msub>
    </mrow>
    <annotation encoding="StarMath 5.0">v_2</annotation>
  </semantics>
</math>
</file>

<file path=Object 5/content.xml><?xml version="1.0" encoding="utf-8"?>
<math xmlns="http://www.w3.org/1998/Math/MathML">
  <semantics>
    <mrow>
      <mrow>
        <mi mathvariant="italic">ID</mi>
        <mo stretchy="false">=</mo>
        <mrow>
          <mo stretchy="false">(</mo>
          <mrow>
            <msub>
              <mi>v</mi>
              <mn>1,</mn>
            </msub>
            <msub>
              <mi>v</mi>
              <mn>1</mn>
            </msub>
          </mrow>
          <mo stretchy="false">)</mo>
        </mrow>
      </mrow>
    </mrow>
    <annotation encoding="StarMath 5.0">ID=(v_1, v_1)</annotation>
  </semantics>
</math>
</file>

<file path=Object 6/content.xml><?xml version="1.0" encoding="utf-8"?>
<math xmlns="http://www.w3.org/1998/Math/MathML">
  <semantics>
    <mrow>
      <mrow>
        <mi mathvariant="italic">ID</mi>
        <mo stretchy="false">=</mo>
        <mrow>
          <mo stretchy="false">(</mo>
          <mrow>
            <msub>
              <mi>v</mi>
              <mn>1,</mn>
            </msub>
            <msub>
              <mi>v</mi>
              <mn>2</mn>
            </msub>
          </mrow>
          <mo stretchy="false">)</mo>
        </mrow>
      </mrow>
    </mrow>
    <annotation encoding="StarMath 5.0">ID=(v_1, v_2)</annotation>
  </semantics>
</math>
</file>

<file path=Object 7/content.xml><?xml version="1.0" encoding="utf-8"?>
<math xmlns="http://www.w3.org/1998/Math/MathML">
  <semantics>
    <mrow>
      <mrow>
        <mi mathvariant="italic">ID</mi>
        <mo stretchy="false">=</mo>
        <mrow>
          <mo stretchy="false">(</mo>
          <mrow>
            <msub>
              <mi>v</mi>
              <mn>2,</mn>
            </msub>
            <msub>
              <mi>v</mi>
              <mn>2</mn>
            </msub>
          </mrow>
          <mo stretchy="false">)</mo>
        </mrow>
      </mrow>
    </mrow>
    <annotation encoding="StarMath 5.0">ID=(v_2, v_2)</annotation>
  </semantics>
</math>
</file>

<file path=Object 8/content.xml><?xml version="1.0" encoding="utf-8"?>
<math xmlns="http://www.w3.org/1998/Math/MathML">
  <semantics>
    <mrow>
      <mfrac>
        <mrow>
          <mi>k</mi>
          <mi>l</mi>
        </mrow>
        <mrow>
          <mn>2</mn>
        </mrow>
      </mfrac>
    </mrow>
    <annotation encoding="StarMath 5.0">{k l} over {2} </annotation>
  </semantics>
</math>
</file>